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68B956E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9cm, 4.969cm, 11.313cm, 1.25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2.98cm" svg:x="0.991cm" svg:y="2.292cm">
          <draw:image xlink:href="Pictures/10000000000005E8000007E068B956E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5:06.583624397</dc:date>
    <meta:editing-duration>PT3M38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